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4.072cm"/>
    </style:style>
    <style:style style:name="gr2" style:family="graphic" style:parent-style-name="standard">
      <style:graphic-properties svg:stroke-color="#cc9900" draw:fill-color="#ffff99" draw:textarea-horizontal-align="justify" draw:textarea-vertical-align="middle" draw:auto-grow-height="false" fo:min-height="5.35cm" fo:min-width="4.084cm"/>
    </style:style>
    <style:style style:name="gr3" style:family="graphic" style:parent-style-name="standard">
      <style:graphic-properties svg:stroke-color="#009933" draw:fill-color="#ccffcc" draw:textarea-horizontal-align="justify" draw:textarea-vertical-align="middle" draw:auto-grow-height="false" fo:min-height="5.35cm" fo:min-width="4.084cm"/>
    </style:style>
    <style:style style:name="gr4" style:family="graphic" style:parent-style-name="standard">
      <style:graphic-properties svg:stroke-color="#cc9900" draw:fill-color="#ffff99" draw:textarea-horizontal-align="justify" draw:textarea-vertical-align="middle" draw:auto-grow-height="false" fo:min-height="2.385cm" fo:min-width="9.469cm"/>
    </style:style>
    <style:style style:name="gr5" style:family="graphic" style:parent-style-name="standard">
      <style:graphic-properties svg:stroke-color="#111111" draw:fill-color="#9999ff" draw:textarea-horizontal-align="justify" draw:textarea-vertical-align="middle" draw:auto-grow-height="false" fo:min-height="1.274cm" fo:min-width="4.4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3333" draw:fill-color="#ffcc99" draw:textarea-horizontal-align="justify" draw:textarea-vertical-align="middle" draw:auto-grow-height="false" fo:min-height="1.008cm" fo:min-width="5.62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ccffcc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9999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cc99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72cm" svg:height="1.27cm" svg:x="2.794cm" svg:y="18.888cm">
          <text:p text:style-name="P1"><text:span text:style-name="T1">title i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27cm" svg:x="12.794cm" svg:y="18.888cm">
          <text:p text:style-name="P1"><text:span text:style-name="T1">description i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27cm" svg:x="21.894cm" svg:y="18.888cm">
          <text:p text:style-name="P1"><text:span text:style-name="T1">categoric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08cm" svg:height="6.096cm" svg:x="21.59cm" svg:y="11.506cm">
          <text:p text:style-name="P1"><text:span text:style-name="T1">Categorical</text:span></text:p>
          <text:p text:style-name="P1"><text:span text:style-name="T1">encoder</text:span></text:p>
          <text:p text:style-name="P1"><text:span text:style-name="T1"/></text:p>
          <text:p text:style-name="P1"><text:span text:style-name="T1">mostly</text:span></text:p>
          <text:p text:style-name="P1"><text:span text:style-name="T1">lin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5.08cm" svg:height="6.096cm" svg:x="12.441cm" svg:y="11.507cm">
          <text:p text:style-name="P1"><text:span text:style-name="T1"/></text:p>
          <text:p text:style-name="P1"><text:span text:style-name="T1">Description</text:span></text:p>
          <text:p text:style-name="P1"><text:span text:style-name="T1">encoder</text:span></text:p>
          <text:p text:style-name="P1"><text:span text:style-name="T1"/></text:p>
          <text:p text:style-name="P1"><text:span text:style-name="T1">Emb</text:span></text:p>
          <text:p text:style-name="P1"><text:span text:style-name="T1">Conv</text:span></text:p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5.08cm" svg:height="6.096cm" svg:x="2.492cm" svg:y="11.508cm">
          <text:p text:style-name="P1"><text:span text:style-name="T1"/></text:p>
          <text:p text:style-name="P1"><text:span text:style-name="T1">Title</text:span></text:p>
          <text:p text:style-name="P1"><text:span text:style-name="T1">encoder</text:span></text:p>
          <text:p text:style-name="P1"><text:span text:style-name="T1"/></text:p>
          <text:p text:style-name="P1"><text:span text:style-name="T1">Emb</text:span></text:p>
          <text:p text:style-name="P1"><text:span text:style-name="T1">Conv</text:span></text:p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0.253cm" svg:height="2.919cm" svg:x="9.791cm" svg:y="4.607cm">
          <text:p text:style-name="P1"><text:span text:style-name="T1">Output layers</text:span></text:p>
          <text:p text:style-name="P1"><text:span text:style-name="T1">(mostly linea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" draw:id="id2" draw:layer="layout" svg:width="4.926cm" svg:height="1.524cm" svg:x="12.524cm" svg:y="8.866cm">
          <text:p text:style-name="P4"><text:span text:style-name="T2">conca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.032cm" svg:y1="11.508cm" svg:x2="12.524cm" svg:y2="9.628cm" draw:start-shape="id1" draw:start-glue-point="0" draw:end-shape="id2" draw:end-glue-point="3" svg:d="M5032 11508v-1880h7492" svg:viewBox="0 0 7493 1881">
          <text:p/>
        </draw:connector>
        <draw:connector draw:style-name="gr6" draw:text-style-name="P6" draw:layer="layout" draw:line-skew="0.065cm" svg:x1="14.981cm" svg:y1="11.507cm" svg:x2="14.987cm" svg:y2="10.39cm" draw:start-shape="id3" draw:start-glue-point="0" draw:end-shape="id2" draw:end-glue-point="2" svg:d="M14981 11507v-493h6v-624" svg:viewBox="0 0 7 1118">
          <text:p/>
        </draw:connector>
        <draw:connector draw:style-name="gr6" draw:text-style-name="P6" draw:layer="layout" svg:x1="24.13cm" svg:y1="11.506cm" svg:x2="17.45cm" svg:y2="9.628cm" draw:start-shape="id4" draw:start-glue-point="0" draw:end-shape="id2" draw:end-glue-point="1" svg:d="M24130 11506v-1878h-6680" svg:viewBox="0 0 6681 1879">
          <text:p/>
        </draw:connector>
        <draw:line draw:style-name="gr6" draw:text-style-name="P6" draw:layer="layout" svg:x1="5.08cm" svg:y1="18.888cm" svg:x2="5.08cm" svg:y2="17.604cm">
          <text:p/>
        </draw:line>
        <draw:line draw:style-name="gr6" draw:text-style-name="P6" draw:layer="layout" svg:x1="15.08cm" svg:y1="18.889cm" svg:x2="15.08cm" svg:y2="17.605cm">
          <text:p/>
        </draw:line>
        <draw:line draw:style-name="gr6" draw:text-style-name="P6" draw:layer="layout" svg:x1="24.08cm" svg:y1="18.89cm" svg:x2="24.08cm" svg:y2="17.606cm">
          <text:p/>
        </draw:line>
        <draw:line draw:style-name="gr6" draw:text-style-name="P6" draw:layer="layout" svg:x1="14.98cm" svg:y1="8.89cm" svg:x2="14.98cm" svg:y2="7.606cm">
          <text:p/>
        </draw:line>
        <draw:line draw:style-name="gr6" draw:text-style-name="P6" draw:layer="layout" svg:x1="14.98cm" svg:y1="4.591cm" svg:x2="14.98cm" svg:y2="3.307cm">
          <text:p/>
        </draw:line>
        <draw:custom-shape draw:style-name="gr7" draw:text-style-name="P7" draw:layer="layout" svg:width="6.642cm" svg:height="1.778cm" svg:x="11.6cm" svg:y="1.27cm">
          <text:p text:style-name="P4"><text:span text:style-name="T2">log(1 + $$$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9:08:12.261622292</meta:creation-date>
    <dc:date>2018-04-18T19:16:18.793290297</dc:date>
    <meta:editing-duration>PT8M7S</meta:editing-duration>
    <meta:editing-cycles>1</meta:editing-cycles>
    <meta:generator>LibreOffice/5.1.6.2$Linux_X86_64 LibreOffice_project/10m0$Build-2</meta:generator>
    <meta:document-statistic meta:object-count="40"/>
  </office:meta>
</office:document-meta>
</file>